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DejaVu Sans Mono" svg:font-family="'DejaVu Sans Mono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799in"/>
    </style:style>
    <style:style style:name="co2" style:family="table-column">
      <style:table-column-properties fo:break-before="auto" style:column-width="0.7752in"/>
    </style:style>
    <style:style style:name="co3" style:family="table-column">
      <style:table-column-properties fo:break-before="auto" style:column-width="0.5071in"/>
    </style:style>
    <style:style style:name="co4" style:family="table-column">
      <style:table-column-properties fo:break-before="auto" style:column-width="1.1929in"/>
    </style:style>
    <style:style style:name="co5" style:family="table-column">
      <style:table-column-properties fo:break-before="auto" style:column-width="1.3756in"/>
    </style:style>
    <style:style style:name="co6" style:family="table-column">
      <style:table-column-properties fo:break-before="auto" style:column-width="1.2791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3" style:family="table-cell" style:parent-style-name="Default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ext-properties style:font-name="Liberation Sans" fo:font-size="10pt" style:font-size-asian="10pt" style:font-size-complex="10pt"/>
    </style:style>
    <style:style style:name="ce9" style:family="table-cell" style:parent-style-name="Default">
      <style:table-cell-properties fo:background-color="transparent"/>
      <style:text-properties style:use-window-font-color="true" style:font-name="Liberation Sans" fo:font-size="10pt" fo:language="none" fo:country="none" style:font-name-asian="DejaVu Sans Mono" style:font-size-asian="10pt" style:language-asian="none" style:country-asian="none" style:font-name-complex="DejaVu Sans Mono" style:font-size-complex="10pt" style:language-complex="none" style:country-complex="none"/>
    </style:style>
    <style:style style:name="ce10" style:family="table-cell" style:parent-style-name="Default">
      <style:text-properties style:use-window-font-color="true" style:font-name="Liberation Sans" fo:font-size="10pt" fo:language="none" fo:country="none" style:font-name-asian="DejaVu Sans Mono" style:font-size-asian="10pt" style:language-asian="none" style:country-asian="none" style:font-name-complex="DejaVu Sans Mono" style:font-size-complex="10pt" style:language-complex="none" style:country-complex="none"/>
    </style:style>
    <style:style style:name="ce11" style:family="table-cell" style:parent-style-name="Default">
      <style:text-properties style:font-name="Liberation Sans" fo:font-size="10pt" fo:language="none" fo:country="none" style:font-name-asian="DejaVu Sans Mono" style:font-size-asian="10pt" style:language-asian="none" style:country-asian="none" style:font-name-complex="DejaVu Sans Mono" style:font-size-complex="10pt" style:language-complex="none" style:country-complex="none"/>
    </style:style>
    <style:style style:name="ce12" style:family="table-cell" style:parent-style-name="Default">
      <style:text-properties style:use-window-font-color="true" style:font-name="Liberation Sans" fo:font-size="10pt" style:font-size-asian="10pt" style:font-size-complex="10pt"/>
    </style:style>
    <style:style style:name="ce13" style:family="table-cell" style:parent-style-name="Default">
      <style:text-properties style:use-window-font-color="true" style:font-name="Liberation Sans" fo:font-size="10pt" style:font-name-asian="DejaVu Sans Mono" style:font-size-asian="10pt" style:font-name-complex="DejaVu Sans Mono" style:font-size-complex="10pt"/>
    </style:style>
    <style:style style:name="ce16" style:family="table-cell" style:parent-style-name="Default">
      <style:text-properties style:use-window-font-color="true" style:font-name="DejaVu Sans Mono" fo:font-size="9pt" fo:language="none" fo:country="none" style:font-name-asian="DejaVu Sans Mono" style:font-size-asian="9pt" style:language-asian="none" style:country-asian="none" style:font-name-complex="DejaVu Sans Mono" style:font-size-complex="9pt" style:language-complex="none" style:country-complex="none"/>
    </style:style>
    <style:style style:name="ce14" style:family="table-cell" style:parent-style-name="Default" style:data-style-name="N37">
      <style:text-properties style:font-name="Liberation Sans" fo:font-size="10pt" style:font-size-asian="10pt" style:font-size-complex="10pt"/>
    </style:style>
    <style:style style:name="T1" style:family="text">
      <style:text-properties style:font-name="DejaVu Sans Mono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DejaVu Sans Mono" style:font-name-complex="DejaVu Sans Mono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-asian="Noto Sans CJK SC" style:font-name="Liberation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language-asian="zh" style:country-asian="CN" style:language-complex="hi" style:country-complex="IN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font-name-complex="Lohit Devanagari"/>
    </style:style>
    <style:style style:name="T3" style:family="text">
      <style:text-properties style:font-weight-asian="normal" style:font-weight-complex="normal" style:font-style-asian="normal" style:font-style-complex="normal" style:text-emphasize="none" style:font-relief="none" style:text-overline-style="none" style:text-overline-color="font-color" fo:font-weight="normal" style:text-underline-style="none" style:text-underline-color="font-color" style:text-line-through-type="none" fo:font-style="normal" style:text-outline="false" fo:text-shadow="none" style:text-line-through-mode="continuous" style:font-name="DejaVu Sans Mono" fo:font-size="9pt" fo:language="none" fo:country="none" style:language-asian="none" style:country-asian="none" style:language-complex="none" style:country-complex="none" style:font-name-asian="DejaVu Sans Mono" style:font-name-complex="DejaVu Sans Mono" style:font-size-asian="9pt" style:font-size-complex="9pt"/>
    </style:style>
    <style:style style:name="T4" style:family="text">
      <style:text-properties fo:font-weight="normal" fo:font-style="normal" style:font-name-asian="DejaVu Sans Mono" style:font-name-complex="DejaVu Sans Mono" style:font-size-asian="9pt" style:font-size-complex="9pt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number-columns-repeated="58" table:default-cell-style-name="ce8"/>
        <table:table-row table:style-name="ro1"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Source</text:p>
          </table:table-cell>
          <table:table-cell table:style-name="ce3" office:value-type="string" calcext:value-type="string">
            <text:p>Dates</text:p>
          </table:table-cell>
          <table:table-cell table:style-name="ce3" office:value-type="string" calcext:value-type="string">
            <text:p>Names (Primary)</text:p>
          </table:table-cell>
          <table:table-cell table:style-name="ce3" office:value-type="string" calcext:value-type="string">
            <text:p>Names (Secondary)</text:p>
          </table:table-cell>
          <table:table-cell table:style-name="ce3" office:value-type="string" calcext:value-type="string">
            <text:p>Names (Unofficial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"Η κατά σάρκα περιτομή του Κυρίου ημών Ιησού Χριστού."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“0101”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"Βασιλείου του Μεγάλου, αρχιεπισκόπου Καισαρείας Καππαδοκίας (†379) και Εμμελείας της μητρός αυτού."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“0101”</text:p>
          </table:table-cell>
          <table:table-cell office:value-type="float" office:value="103" calcext:value-type="float">
            <text:p>103</text:p>
          </table:table-cell>
          <table:table-cell office:value-type="float" office:value="187" calcext:value-type="float">
            <text:p>18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"Αγίου Θεοδότου του μάρτυρος."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“0101”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"Οσίου Θεοδοσίου, ηγουμένου εν Τριγλία."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“0101”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"Νεομάρτυρος Πέτρου, του εκ Τριπόλεως της Πελοποννήσου, και εν Τεμίσι της Μικράς Ασίας αθλήσαντος (†1776)."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“0101”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"Αγίου Γρηγορίου επισκόπου Ναζιανζού, πατρός του αγίου Γρηγορίου του θεολόγου."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“0101”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"Αγίου ιερομάρτυρος Πλάτωνος και των συν αυτώ Μιχαήλ και Νικολάου των πρεσβυτέρων."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“0101”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"Αγίου Τηλεμάχου ή Αλμαχίου."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“0101”</text:p>
          </table:table-cell>
          <table:table-cell office:value-type="float" office:value="631" calcext:value-type="float">
            <text:p>63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"Προεόρτια των Φώτων."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“0102”, “0103”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"Σιλβέστρου πάπα Ρώμης (†335).”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“0102”</text:p>
          </table:table-cell>
          <table:table-cell office:value-type="float" office:value="593" calcext:value-type="float">
            <text:p>59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"Ιερομάρτυρος Θεαγένους, επισκόπου Παρίου (†320)."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“0102”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"Σεραφείμ οσίου εν Σαρώφ (†1833)."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“0102”</text:p>
          </table:table-cell>
          <table:table-cell/>
          <table:table-cell office:value-type="float" office:value="589" calcext:value-type="float">
            <text:p>58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"Οσίας Θεοδότης, μητρός αγίων Αναργύρων."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“0102”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"Οσίων Μάρκου του κωφού και Νείλου του ηγιασμένου."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“0102”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"Μάρτυρος Βασιλείου του εξ Αγκύρας."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“0102”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"Μαρτύρων Θεοπέμπτου, Θεοπίστου, Σεργίου."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“0102”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"Κοσμά Α' αρχιεπισκόπου Κωνσταντινουπόλεως, του θαυματουργού (1075-1081)."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“0102”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"Νεομάρτυρος Γεωργίου (ή Ζώρζη ή Γκιουρτζή) του Ίβηρος, του εν Μυτιλήνη (†1770)."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“0102”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"Οσίου Σίλβεστρου εκ Ρωσίας, του εν Λαύρα του Κιέβου."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“0102”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"Αγίου Ισιδώρου του Ιερομάρτυρος."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“0102”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"Οσίας Ιουλιανής της Δικαίας, της εκ Ρωσίας."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“0102”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"Αγίου Σειριόλου του Δικαίου, του ἐξ Ουαλλίας."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“0102”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"Οσίου Γενναδίου Κερκύρας."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“0102”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"Προφήτου Μαλαχίου."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“0103”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"Μάρτυρος Γόρδιου του κόμητος."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“0103”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"Οσίας Θωμαΐδος της Λεσβίας."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“0103”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"Πέτρου του «σημειοφόρου», τοῦ εν τω αγίω Ζαχαρίω της Ατρώας."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“0103”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"Οσίου Ακακίου του θαυματουργού, του εν τω Λάτρω."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“0103”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"Αγίων μαρτύρων μητρός και δύο τέκνων αυτής."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“0103”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"Οσίων Γενεβιέβης εκ Παρισίων, Παντελεήμονος, Μελίτωνος εκ Βηρυτού."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“0103”</text:p>
          </table:table-cell>
          <table:table-cell office:value-type="float" office:value="128" calcext:value-type="float">
            <text:p>12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"Μάρτυρος Πέτρου του εν Αυλώνα της Παλαιστίνης."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“0103”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"Ευθυμίου, του ανθρώπου του Θεού, του εκ Γεωργίας."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“0103”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“Εύρεσις των τιμίων λειψάνων του Αγίου Εφραίμ.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“0103”</text:p>
          </table:table-cell>
          <table:table-cell table:number-columns-repeated="61"/>
        </table:table-row>
        <table:table-row table:style-name="ro1">
          <table:table-cell table:style-name="ce9" office:value-type="string" calcext:value-type="string">
            <text:p>"Σύναξις των αγίων και ενδόξων Εβδομήκοντα Αποστόλων."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“0104”</text:p>
          </table:table-cell>
          <table:table-cell table:number-columns-repeated="61"/>
        </table:table-row>
        <table:table-row table:style-name="ro1">
          <table:table-cell table:style-name="ce10" office:value-type="string" calcext:value-type="string">
            <text:p>“Οσίου Θεοκτίστου, ηγουμένου μονής Κουκουμίου.”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“0104”</text:p>
          </table:table-cell>
          <table:table-cell table:number-columns-repeated="61"/>
        </table:table-row>
        <table:table-row table:style-name="ro1">
          <table:table-cell table:style-name="ce9" office:value-type="string" calcext:value-type="string">
            <text:p><text:span text:style-name="T1">“Οσιομάρτυρος Ονουφρίου τοῦ Νέου, τοῦ εκ Βουλγάρων και εν Χίω αθλήσαντος (†1818).”</text:span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“0104”</text:p>
          </table:table-cell>
          <table:table-cell table:number-columns-repeated="2"/>
          <table:table-cell office:value-type="float" office:value="495" calcext:value-type="float">
            <text:p>495</text:p>
          </table:table-cell>
          <table:table-cell table:number-columns-repeated="58"/>
        </table:table-row>
        <table:table-row table:style-name="ro1">
          <table:table-cell table:style-name="ce9" office:value-type="string" calcext:value-type="string">
            <text:p><text:span text:style-name="T1">“Αγίων μαρτύρων Ζωσίμου μοναχού, του ομολογητού, καί ᾿Αθανασίου του Κομενταρησίου.”</text:span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“0104”</text:p>
          </table:table-cell>
          <table:table-cell table:number-columns-repeated="61"/>
        </table:table-row>
        <table:table-row table:style-name="ro1">
          <table:table-cell table:style-name="ce9" office:value-type="string" calcext:value-type="string">
            <text:p><text:span text:style-name="T1">“Οσίας Απολλιναρίας της Συγκλητικής.”</text:span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“0104”</text:p>
          </table:table-cell>
          <table:table-cell table:number-columns-repeated="61"/>
        </table:table-row>
        <table:table-row table:style-name="ro1">
          <table:table-cell table:style-name="ce10" office:value-type="string" calcext:value-type="string">
            <text:p>“Οσίου Ευθυμίου του Νέου.”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“0104”</text:p>
          </table:table-cell>
          <table:table-cell table:number-columns-repeated="61"/>
        </table:table-row>
        <table:table-row table:style-name="ro1">
          <table:table-cell table:style-name="ce11" office:value-type="string" calcext:value-type="string">
            <text:p>“Οσιομαρτύρων Ευθυμίου, ηγουμένου μονής Βατοπεδίου, και των συν αυτώ 12 Μοναχών.”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“0104”</text:p>
          </table:table-cell>
          <table:table-cell table:number-columns-repeated="61"/>
        </table:table-row>
        <table:table-row table:style-name="ro1">
          <table:table-cell table:style-name="ce11" office:value-type="string" calcext:value-type="string">
            <text:p>“Αγίων Χρυσάνθου και Ευφημίας.”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“0104”</text:p>
          </table:table-cell>
          <table:table-cell table:number-columns-repeated="61"/>
        </table:table-row>
        <table:table-row table:style-name="ro1">
          <table:table-cell table:style-name="ce11" office:value-type="string" calcext:value-type="string">
            <text:p>“Οσίων Θεοπρόβου και Φίλωνος, επισκόπων Καρπασίας Κύπρου.”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“0104”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“Των Αγίων Έξι Μαρτύρων”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“0104”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span text:style-name="T2">“</text:span><text:span text:style-name="T3">Αγίου Ευσταθίου Α', αρχιεπισκόπου Ζερβών (Σερβίας).”</text:span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“0104”</text:p>
          </table:table-cell>
          <table:table-cell table:number-columns-repeated="61"/>
        </table:table-row>
        <table:table-row table:style-name="ro1">
          <table:table-cell table:style-name="ce11" office:value-type="string" calcext:value-type="string">
            <text:p>“Οσίου Αχιλλίου του διακόνου του εν Λαύρα του Κιέβου.”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“0104”</text:p>
          </table:table-cell>
          <table:table-cell table:number-columns-repeated="61"/>
        </table:table-row>
        <table:table-row table:style-name="ro1">
          <table:table-cell table:style-name="ce11" office:value-type="string" calcext:value-type="string">
            <text:p>Οσίων Ευαγρίου και Σίου των εκ Γεωργίας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“0104”</text:p>
          </table:table-cell>
          <table:table-cell table:number-columns-repeated="61"/>
        </table:table-row>
        <table:table-row table:style-name="ro1">
          <table:table-cell table:style-name="ce11" office:value-type="string" calcext:value-type="string">
            <text:p>Οσίου Συμεών εκ Ρωσίας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“0104”</text:p>
          </table:table-cell>
          <table:table-cell table:number-columns-repeated="61"/>
        </table:table-row>
        <table:table-row table:style-name="ro1">
          <table:table-cell table:style-name="ce11" office:value-type="string" calcext:value-type="string">
            <text:p>Οσίου Τιμοθέου του Στυλίτου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“0104”</text:p>
          </table:table-cell>
          <table:table-cell table:number-columns-repeated="61"/>
        </table:table-row>
        <table:table-row table:style-name="ro1">
          <table:table-cell table:style-name="ce11" office:value-type="string" calcext:value-type="string">
            <text:p>Οσίου Νικηφόρου του λεπρού.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“0104”</text:p>
          </table:table-cell>
          <table:table-cell table:number-columns-repeated="61"/>
        </table:table-row>
        <table:table-row table:style-name="ro1">
          <table:table-cell table:style-name="ce11" office:value-type="string" calcext:value-type="string">
            <text:p>Εύρεσις των τιμίων λειψάνων του Αγίου νεομάρτυρος Ιωάννου εξ Αγαρηνών, του εκ Κονίτσης και εν Βραχωρίω (Αγρινίω) της Αιτωλίας μαρτυρήσαντος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“0104”</text:p>
          </table:table-cell>
          <table:table-cell table:number-columns-repeated="61"/>
        </table:table-row>
        <table:table-row table:style-name="ro1">
          <table:table-cell table:style-name="ce10" office:value-type="string" calcext:value-type="string">
            <text:p>“Τελευταία Προεόρτιος των Φώτων, Μικρός Αγιασμός.”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“0105”</text:p>
          </table:table-cell>
          <table:table-cell table:number-columns-repeated="61"/>
        </table:table-row>
        <table:table-row table:style-name="ro1">
          <table:table-cell table:style-name="ce10" office:value-type="string" calcext:value-type="string">
            <text:p>“Μαρτύρων Θεοπέμπτου επισκόπου και Θεωνά (†305).”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“0105”</text:p>
          </table:table-cell>
          <table:table-cell office:value-type="string" calcext:value-type="string">
            <text:p>276, 288</text:p>
          </table:table-cell>
          <table:table-cell table:number-columns-repeated="60"/>
        </table:table-row>
        <table:table-row table:style-name="ro1">
          <table:table-cell table:style-name="ce10" office:value-type="string" calcext:value-type="string">
            <text:p>“Αγίων Συγκλητικής (†350), Θεοείδου και Σάϊς.”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“0105”</text:p>
          </table:table-cell>
          <table:table-cell office:value-type="float" office:value="613" calcext:value-type="float">
            <text:p>613</text:p>
          </table:table-cell>
          <table:table-cell table:number-columns-repeated="60"/>
        </table:table-row>
        <table:table-row table:style-name="ro1">
          <table:table-cell table:style-name="ce10" office:value-type="string" calcext:value-type="string">
            <text:p>“Οσιομάρτυρος Ρωμανού, του από Καρπενησίου του εν Βυζαντίω (†1694).”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“0105”</text:p>
          </table:table-cell>
          <table:table-cell table:number-columns-repeated="61"/>
        </table:table-row>
        <table:table-row table:style-name="ro1">
          <table:table-cell table:style-name="ce13" office:value-type="string" calcext:value-type="string">
            <text:p>“Οσίου Γρηγορίου του εν τω Ακρίτα.”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“0105”</text:p>
          </table:table-cell>
          <table:table-cell table:number-columns-repeated="61"/>
        </table:table-row>
        <table:table-row table:style-name="ro1">
          <table:table-cell table:style-name="ce10" office:value-type="string" calcext:value-type="string">
            <text:p>“Οσίων Δομνίνης, Δωροθέου, Τατιανής και Φωστηρίου.”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“0105”</text:p>
          </table:table-cell>
          <table:table-cell table:number-columns-repeated="61"/>
        </table:table-row>
        <table:table-row table:style-name="ro1">
          <table:table-cell table:style-name="ce10" office:value-type="string" calcext:value-type="string">
            <text:p>“Τα Άγια Θεοφάνεια του Κυρίου και Θεού και Σωτήρος ημών Ιησού Χριστού.”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“0106”</text:p>
          </table:table-cell>
          <table:table-cell table:style-name="ce10" office:value-type="string" calcext:value-type="string">
            <text:p><text:span text:style-name="T4">281, 277, 308, 501, 527, 670</text:span>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“Αγίου Ρωμανού του Λακεδαίμονος.”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“0106”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“Οσίων Ευαγρίου, Νικολάου, και Σεργίου, του εκ Ρωσίας.”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“0106”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“Μάρτυρος Ασσάντ του ράπτου.”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“0106”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“Οσιομάρτυρος Γεωργίου του Πέρσου.”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“0106”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“Ιερομάρτυρος Ανδρέου, αθλήσαντος μετά των δυο θυγατέρων αυτού, και των νεομαρτύρων γυναικών Λυδίας, Δομνίκης και Μαρίας.”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“0106”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“Οσίου Θεοφάνους του Εγκλείστου.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“0106”</text:p>
          </table:table-cell>
          <table:table-cell table:number-columns-repeated="61"/>
        </table:table-row>
        <table:table-row table:style-name="ro1">
          <table:table-cell table:style-name="ce16" office:value-type="string" calcext:value-type="string">
            <text:p>"Σύναξις του αγίου ενδόξου προφήτου, προδρόμου και βαπτιστού Ιωάννου."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“0107”</text:p>
          </table:table-cell>
          <table:table-cell table:style-name="ce16" office:value-type="string" calcext:value-type="string">
            <text:p>323, 556</text:p>
          </table:table-cell>
          <table:table-cell table:number-columns-repeated="60"/>
        </table:table-row>
        <table:table-row table:style-name="ro1">
          <table:table-cell table:style-name="ce16" office:value-type="string" calcext:value-type="string">
            <text:p>"Νεομάρτυρος Αθανασίου του εκ Σπάρτης Ατταλείας (†1700)."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“0107”</text:p>
          </table:table-cell>
          <table:table-cell table:style-name="ce12"/>
          <table:table-cell table:number-columns-repeated="60"/>
        </table:table-row>
        <table:table-row table:style-name="ro1">
          <table:table-cell table:style-name="ce16" office:value-type="string" calcext:value-type="string">
            <text:p>"Ιερομάρτυρος Ρωμανού του εκ Δημινίτσης Λακεδαίμονος (†1695)."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“0107”</text:p>
          </table:table-cell>
          <table:table-cell table:style-name="ce12"/>
          <table:table-cell table:number-columns-repeated="60"/>
        </table:table-row>
        <table:table-row table:style-name="ro1">
          <table:table-cell table:style-name="ce16" office:value-type="string" calcext:value-type="string">
            <text:p>"Μάρτυρος Ιουλιανού του διακόνου, του εξ Αιγίνης, και της δι` αυτού πιστευσάσης μάρτυρος γυναικός."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“0107”</text:p>
          </table:table-cell>
          <table:table-cell table:style-name="ce12"/>
          <table:table-cell table:number-columns-repeated="60"/>
        </table:table-row>
        <table:table-row table:style-name="ro1">
          <table:table-cell table:style-name="ce16" office:value-type="string" calcext:value-type="string">
            <text:p>"Αγίου Σεντ (Cedd) Επισκόπου Σκωτίας."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“0107”</text:p>
          </table:table-cell>
          <table:table-cell table:style-name="ce12" office:value-type="float" office:value="588" calcext:value-type="float">
            <text:p>588</text:p>
          </table:table-cell>
          <table:table-cell table:number-columns-repeated="60"/>
        </table:table-row>
        <table:table-row table:style-name="ro1">
          <table:table-cell table:style-name="ce16" office:value-type="string" calcext:value-type="string">
            <text:p>"Αγίου Θεοδώρου του Πρίγκηπος."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“0107”</text:p>
          </table:table-cell>
          <table:table-cell table:style-name="ce12"/>
          <table:table-cell table:number-columns-repeated="60"/>
        </table:table-row>
        <table:table-row table:style-name="ro1">
          <table:table-cell table:style-name="ce16" office:value-type="string" calcext:value-type="string">
            <text:p>"Μνήμη του υπό του τιμίου Προδρόμου γεγονότος θαύματος εν Χίω κατά των Αγαρηνών."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“0107”</text:p>
          </table:table-cell>
          <table:table-cell table:style-name="ce12"/>
          <table:table-cell table:number-columns-repeated="60"/>
        </table:table-row>
        <table:table-row table:style-name="ro1" table:number-rows-repeated="1048504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DejaVu Sans Mono" svg:font-family="'DejaVu Sans Mono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4">00/00/0000</text:date>, <text:time style:data-style-name="N2" text:time-value="17:02:52.19253955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08T17:42:40.090248677</meta:creation-date>
    <dc:date>2020-03-14T17:07:13.812122877</dc:date>
    <meta:editing-duration>PT3H42M59S</meta:editing-duration>
    <meta:editing-cycles>157</meta:editing-cycles>
    <meta:generator>LibreOffice/6.3.5.2$Linux_X86_64 LibreOffice_project/30$Build-2</meta:generator>
    <meta:document-statistic meta:table-count="1" meta:cell-count="228" meta:object-count="0"/>
  </office:meta>
</office:document-meta>
</file>